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071in" svg:stroke-color="#000000" draw:marker-start-width="0.1492in" draw:marker-end-width="0.1492in" draw:fill="solid" draw:fill-color="#ffffff" draw:textarea-vertical-align="middle" fo:min-height="0.3909in" fo:padding-top="0.0035in" fo:padding-bottom="0.0035in" fo:padding-left="0.0035in" fo:padding-right="0.0035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111111" draw:marker-end="Diamo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4114in" svg:height="0.398in" svg:x="2.5256in" svg:y="3.5736in"><draw:text-box><text:p text:style-name="P1"><text:span text:style-name="T1">Kauppa</text:span></text:p></draw:text-box></draw:frame><draw:frame text:anchor-type="paragraph" draw:z-index="1" draw:style-name="gr1" draw:text-style-name="P2" svg:width="1.4114in" svg:height="0.398in" svg:x="0.6752in" svg:y="2.2335in"><draw:text-box><text:p text:style-name="P1"><text:span text:style-name="T1">Pankki</text:span></text:p></draw:text-box></draw:frame><draw:frame text:anchor-type="paragraph" draw:z-index="2" draw:style-name="gr1" draw:text-style-name="P2" svg:width="1.4114in" svg:height="0.398in" svg:x="4.4409in" svg:y="2.2016in"><draw:text-box><text:p text:style-name="P1"><text:span text:style-name="T1">Varasto</text:span></text:p></draw:text-box></draw:frame><draw:frame text:anchor-type="paragraph" draw:z-index="3" draw:style-name="gr1" draw:text-style-name="P2" svg:width="1.4114in" svg:height="0.398in" svg:x="4.3874in" svg:y="4.9571in"><draw:text-box><text:p text:style-name="P1"><text:span text:style-name="T1">Viitegeneraattori</text:span></text:p></draw:text-box></draw:frame><draw:frame text:anchor-type="paragraph" draw:z-index="4" draw:style-name="gr1" draw:text-style-name="P2" svg:width="1.4114in" svg:height="0.398in" svg:x="0.7173in" svg:y="5in"><draw:text-box><text:p text:style-name="P1"><text:span text:style-name="T1">Ostoskori</text:span></text:p></draw:text-box></draw:frame><draw:line text:anchor-type="paragraph" draw:z-index="5" draw:style-name="gr2" draw:text-style-name="P3" svg:x1="3.9366in" svg:y1="3.5736in" svg:x2="4.4409in" svg:y2="2.5992in"><text:p/></draw:line><draw:line text:anchor-type="paragraph" draw:z-index="6" draw:style-name="gr2" draw:text-style-name="P3" svg:x1="2.526in" svg:y1="3.5736in" svg:x2="2.0862in" svg:y2="2.6311in"><text:p/></draw:line><draw:line text:anchor-type="paragraph" draw:z-index="7" draw:style-name="gr2" draw:text-style-name="P3" svg:x1="2.5256in" svg:y1="3.9717in" svg:x2="2.1283in" svg:y2="5in"><text:p/></draw:line><draw:line text:anchor-type="paragraph" draw:z-index="8" draw:style-name="gr2" draw:text-style-name="P3" svg:x1="3.9366in" svg:y1="3.9717in" svg:x2="4.3874in" svg:y2="4.9571in"><text:p/></draw:line><draw:frame text:anchor-type="paragraph" draw:z-index="9" draw:style-name="gr1" draw:text-style-name="P2" svg:width="1.4114in" svg:height="0.398in" svg:x="4.4083in" svg:y="1.1071in"><draw:text-box><text:p text:style-name="P1"><text:span text:style-name="T1">Kirjanpito</text:span></text:p></draw:text-box></draw:frame><draw:line text:anchor-type="paragraph" draw:z-index="10" draw:style-name="gr2" draw:text-style-name="P3" svg:x1="5.1173in" svg:y1="2.2012in" svg:x2="5.1173in" svg:y2="1.5047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8:52:53.356510901</meta:creation-date>
    <dc:date>2016-03-22T09:54:39.437580537</dc:date>
    <meta:editing-duration>PT22M42S</meta:editing-duration>
    <meta:editing-cycles>6</meta:editing-cycles>
    <meta:generator>LibreOffice/4.4.0.3$Linux_X86_64 LibreOffice_project/4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